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Standard" style:list-style-name="L1"/>
    <style:style style:name="P3" style:family="paragraph" style:parent-style-name="Standard" style:list-style-name="L2">
      <style:paragraph-properties fo:margin-left="0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= rmb-rails: RESTful Message Beans for Ruby on Rails</text:p>
      <text:p text:style-name="Standard"/>
      <text:p text:style-name="Standard">== Introduction</text:p>
      <text:p text:style-name="Standard">Asynchronous messaging systems have been a staple component of enterprise architectures for several decades. <text:s/>Proprietary products like IBM's MQSeries and Tibco's Rendevous have had great success in major enterprises like banks (MQ) and brokerage houses (Rendevous). <text:s/>These systems were used primarily to knit together disparate computing 'silos' into a single fabric, and act primarily as integration tools. <text:s/>The store-and-forward capability allowed enterprise architects to tie batch systems together or <text:s/>to time-shift processing from one timezone to another, allowing global operations to proceed on a 24/7 basis.</text:p>
      <text:p text:style-name="Standard"/>
      <text:p text:style-name="Standard">Over time, these proprietary products are giving way to standard solutions like the Java Messaging Service, which has in turn encouraged compatible open source solutions like Apache's ActiveMQ. <text:s text:c="2"/>The era of free, open source publish/subscribe systems, aka pub-sub, is upon us. <text:s/>I think it behooves the Web 2.0 community to leverage this powerful technology to enable loose integration of disparate web applications.</text:p>
      <text:p text:style-name="Standard"/>
      <text:p text:style-name="Standard">=== Publishing is easy, Subscribing is hard</text:p>
      <text:p text:style-name="Standard">I have always been bemused by the fact that asynchronous messaging systems are so asymmetric. <text:s/>It is relatively easy to enhance an existing program to publish messages about its state, but it is quite challenging to adapt an application to subscribe to a queue or topic, and then wait for messages to arrive. <text:s/>This kind of behavior requires multi-threading, and most applications are written to be single-threaded. <text:s/>So, <text:span text:style-name="T1">publishing is easy, but subscribing is hard</text:span>.</text:p>
      <text:p text:style-name="Standard"/>
      <text:p text:style-name="Standard">The Enterprise Java Beans developers came up with an elegant solution to this problem. <text:s/>While the Session and Entity Beans could not be configured to wait within the container for message arrival, that behavior <text:span text:style-name="T1">could be delegated to the container</text:span>. <text:s/>This allows the multi-threaded EJB operating system, the container, to subscribe to brokers and, when a message arrive, create a Message Bean which then started a Session Bean (think of a rails controller) to instantiate one or more Entity Beans (think of a rails model) to carry out the processing of the incoming message. <text:s/>So I said to myself “self, where is the Ruby on Rails equivalent to the Message Bean?”, and I decided to build a gem that could provide that behavior.</text:p>
      <text:p text:style-name="Standard"/>
      <text:p text:style-name="Standard">There is a real parallel between a Java EJB application and a Ruby-on-Rails application, and the Rails environment needs a method to get incoming message broker subscriptions injected directly into the main Rails data stream. <text:s/>So, how can we convert an MQ message into an http request? The rubygem <text:span text:style-name="T2">rmb-rails</text:span> addresses this issue.</text:p>
      <text:p text:style-name="Standard"/>
      <text:p text:style-name="Standard">= Theory of Operation</text:p>
      <text:p text:style-name="Standard"/>
      <text:p text:style-name="Standard">I am not a fan of polling because I do not think that polling systems scale well, and can exhibit stability problems. <text:s/>Therefor, I decided to create an infrastructure where daemon processes, called listeners, can connect to a specified message broker, receive messages from that broker, and then forward them on to a standard Rails controller using the standard REST protocol that is well supported by Rails. <text:s/>In other words, the daemon listener processes act as browsers doing a form of file upload. <text:s/>The receiving rails <text:soft-page-break/>controller is built on standard REST principles, and fits easily into any Rails application.</text:p>
      <text:p text:style-name="Standard"/>
      <text:p text:style-name="Standard">= Component classes</text:p>
      <text:p text:style-name="Standard"/>
      <text:p text:style-name="Standard"/>
      <text:p text:style-name="Standard"/>
      <text:list xml:id="list1468121205" text:style-name="L1">
        <text:list-item>
          <text:p text:style-name="P2">module RMB</text:p>
          <text:p text:style-name="P2">The rmb-rails gem is packaged within a single module, called RMB. <text:s/>The component classes are described below. <text:s/>See the rdoc for each class for a full description.</text:p>
        </text:list-item>
      </text:list>
      <text:p text:style-name="Standard">* class RMB::Properties<text:line-break/>The primary interface between the gem and the calling rails app consists of a multilevel hash. <text:s/>The hash is partially complete, but requires that several key value pairs be supplied. <text:s/><text:line-break/>*class RMB::ListenerClient<text:line-break/>This class implements the interface between the calling application and the daemon listeners.</text:p>
      <text:list xml:id="list1821924671" text:style-name="L2">
        <text:list-header>
          <text:p text:style-name="P3">*class RMB::ListenerMain<text:line-break/>This class, along with concrete Subscriber and Submitter subclasses, makes up the daemon listener process.</text:p>
        </text:list-header>
      </text:list>
      <text:p text:style-name="Standard">* class RMB::Subscriber<text:line-break/>This is an abstract superclass for all Subscriber classes. Every daemon has an instance of a Subscriber class acting as the 'front end' of the daemon, listening and blocking on the broker.</text:p>
      <text:p text:style-name="Standard">* class RMB::Submitter<text:line-break/>This is an abstract superclass for all Submitter classes. <text:s/>Every daemon has an instance of a Submitter class acting as the forwarding agent, taking messages received by the subscriber, packaging the message as an http request, and posts it to the specified controller/action pair.</text:p>
      <text:p text:style-name="Standard">* class RMB::StompSubscriber<text:line-break/>This is a concrete subclass of Subscriber, which uses the Stomp protocol to listen to an ActiveMQ message <text:s/>broker.</text:p>
      <text:p text:style-name="Standard">* class RMB::MechanizeSubmitter<text:line-break/>This is a concrete subclass of Submitter, which uses the WWW:Mechanize gem to package the message as a document and submit it to the controller.</text:p>
      <text:p text:style-name="Standard"/>
      <text:p text:style-name="Standard">= Installation</text:p>
      <text:p text:style-name="Preformatted_20_Text"><text:s/></text:p>
      <text:p text:style-name="Preformatted_20_Text">You will need an ActiveMQ message broker to use this gem. <text:s/>See <text:a xlink:type="simple" xlink:href="http://activemq.apache.org/">http://activemq.apache.org/</text:a> for download and configuration instructions.</text:p>
      <text:p text:style-name="Preformatted_20_Text"/>
      <text:p text:style-name="Preformatted_20_Text">$ gem sources -a http://gems.github.com (you only have to do this once)</text:p>
      <text:p text:style-name="P1">$ sudo gem install explainere-rmb-rails</text:p>
      <text:p text:style-name="P1"><text:s text:c="2"/>or</text:p>
      <text:p text:style-name="P1">$ sudo gem install rmb-rails (to get the same gem from rubyforge)</text:p>
      <text:p text:style-name="Standard">= Usage</text:p>
      <text:p text:style-name="Standard">require 'rmb-rails'</text:p>
      <text:p text:style-name="Standard"/>
      <text:p text:style-name="Standard">Create an instance of RMB:ListenerClient to start/stop each listener daemon used. <text:s/>Get the RESTful-Message-Beans(http://github.com/explainer/RESTful-Message-Beans/tree/master) rails app, which <text:soft-page-break/>provides a complete demo rails application using this gem.</text:p>
      <text:p text:style-name="Standard"/>
      <text:p text:style-name="Standard">== Copyright</text:p>
      <text:p text:style-name="Standard"/>
      <text:p text:style-name="Standard">Copyright (c) 2009 Ken Burgett. See LICENSE for det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3T11:20:18</meta:creation-date>
    <dc:date>2009-07-24T10:55:46</dc:date>
    <meta:editing-duration>PT03H25M24S</meta:editing-duration>
    <meta:editing-cycles>4</meta:editing-cycles>
    <meta:generator>OpenOffice.org/3.0$Linux OpenOffice.org_project/300m15$Build-9379</meta:generator>
    <meta:document-statistic meta:table-count="0" meta:image-count="0" meta:object-count="0" meta:page-count="3" meta:paragraph-count="31" meta:word-count="845" meta:character-count="5455"/>
    <meta:user-defined meta:name="Info 1"/>
    <meta:user-defined meta:name="Info 2"/>
    <meta:user-defined meta:name="Info 3"/>
    <meta:user-defined meta:name="Info 4"/>
  </office:meta>
</office:document-meta>
</file>